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000000004A38E87E69.png" manifest:media-type="image/png"/>
  <manifest:file-entry manifest:full-path="Pictures/100000010000005E0000001A11A924BF.png" manifest:media-type="image/png"/>
  <manifest:file-entry manifest:full-path="Pictures/1000000100000174000000422145A109.png" manifest:media-type="image/png"/>
  <manifest:file-entry manifest:full-path="Pictures/100000010000015D00000137FF094213.png" manifest:media-type="image/png"/>
  <manifest:file-entry manifest:full-path="Pictures/100000010000015D00000137D3CA9C2C.png" manifest:media-type="image/png"/>
  <manifest:file-entry manifest:full-path="Pictures/100000010000015D000001370A5E83D6.png" manifest:media-type="image/png"/>
  <manifest:file-entry manifest:full-path="Pictures/100000010000013F00000180B2DE548E.png" manifest:media-type="image/png"/>
  <manifest:file-entry manifest:full-path="Pictures/100000010000013F00000180B055ED44.png" manifest:media-type="image/png"/>
  <manifest:file-entry manifest:full-path="Pictures/100000010000013C0000018A53B0EEC2.png" manifest:media-type="image/png"/>
  <manifest:file-entry manifest:full-path="Pictures/10000001000001D800000232A07AD019.png" manifest:media-type="image/png"/>
  <manifest:file-entry manifest:full-path="Pictures/100000010000015D000001375202A28A.png" manifest:media-type="image/png"/>
  <manifest:file-entry manifest:full-path="Pictures/100000010000013E0000018717466606.png" manifest:media-type="image/png"/>
  <manifest:file-entry manifest:full-path="Pictures/100000010000015D0000013785423D14.png" manifest:media-type="image/png"/>
  <manifest:file-entry manifest:full-path="Pictures/1000000100000144000001876B950E47.png" manifest:media-type="image/png"/>
  <manifest:file-entry manifest:full-path="Pictures/100000010000015D00000137043D1CE3.png" manifest:media-type="image/png"/>
  <manifest:file-entry manifest:full-path="Pictures/10000001000001440000018613AB2A96.png" manifest:media-type="image/png"/>
  <manifest:file-entry manifest:full-path="Pictures/100000010000015D000001372C0A3948.png" manifest:media-type="image/png"/>
  <manifest:file-entry manifest:full-path="Pictures/100000010000015D00000137E957A83F.png" manifest:media-type="image/png"/>
  <manifest:file-entry manifest:full-path="Pictures/100000010000015D000001379BAC60DC.png" manifest:media-type="image/png"/>
  <manifest:file-entry manifest:full-path="Pictures/100000010000005E0000001AC4F355B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20.494cm" fo:min-width="14.036cm" draw:shadow="visible" loext:shadow-blur="0.35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6.995cm" fo:min-width="8.314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513cm" fo:min-width="4.263cm" fo:padding-top="0.165cm" fo:padding-bottom="0.165cm" fo:padding-left="0.29cm" fo:padding-right="0.29cm" draw:shadow="visible" loext:shadow-blur="0.353cm" loext:decorative="false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95cm" fo:min-width="2.289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432cm" fo:min-width="2.852cm" fo:padding-top="0.165cm" fo:padding-bottom="0.165cm" fo:padding-left="0.29cm" fo:padding-right="0.29cm" draw:shadow="visible" loext:shadow-blur="0.353cm" loext:decorative="false"/>
    </style:style>
    <style:style style:name="gr7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974cm" fo:min-width="3.585cm" fo:padding-top="0.165cm" fo:padding-bottom="0.165cm" fo:padding-left="0.29cm" fo:padding-right="0.29cm" draw:shadow="visible" loext:shadow-blur="0.353cm" loext:decorative="false"/>
    </style:style>
    <style:style style:name="gr8" style:family="graphic" style:parent-style-name="standard">
      <style:graphic-properties draw:stroke="none" draw:fill="none" fo:min-height="0.662cm" draw:shadow="hidden" loext:shadow-blur="0.17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61cm" loext:decorative="false"/>
      <style:paragraph-properties style:writing-mode="lr-tb"/>
    </style:style>
    <style:style style:name="gr11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3.373cm" fo:min-width="8.865cm" draw:shadow="visible" loext:shadow-blur="0.353cm" loext:decorative="fals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6.008cm" fo:min-width="8.865cm" draw:shadow="visible" loext:shadow-blur="0.353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212cm" draw:shadow-offset-y="0.212cm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e0c2cd"/>
      <style:paragraph-properties fo:text-align="center"/>
      <style:text-properties style:font-name="Arial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14.5pt" style:font-size-asian="14pt" style:font-size-complex="14pt"/>
    </style:style>
    <style:style style:name="P7" style:family="paragraph">
      <loext:graphic-properties draw:fill="solid" draw:fill-color="#ffdbb6"/>
      <style:paragraph-properties fo:text-align="center"/>
      <style:text-properties fo:font-size="14.5pt" style:font-size-asian="14pt" style:font-size-complex="14pt"/>
    </style:style>
    <style:style style:name="P8" style:family="paragraph">
      <loext:graphic-properties draw:fill-color="#cccccc"/>
      <style:paragraph-properties fo:text-align="center"/>
    </style:style>
    <style:style style:name="T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26cm" svg:height="21.034cm" svg:x="0.502cm" svg:y="0.539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4" draw:id="id4">
          <draw:custom-shape draw:style-name="gr3" draw:text-style-name="P2" draw:layer="layout" svg:width="8.814cm" svg:height="7.245cm" svg:x="5.806cm" svg:y="0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6.847cm" svg:height="5.435cm" draw:transform="skewX (-0.14172073526194) rotate (-0.063355451847394) translate (6.909cm 1.3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055cm" svg:height="3.003cm" draw:transform="skewX (-0.14154620233674) rotate (-0.0637045176977929) translate (8.203cm 2.7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4.852cm" svg:height="3.906cm" draw:transform="skewX (-0.141197136486341) rotate (-0.0631809189221955) translate (7.855cm 2.2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5.889cm" svg:height="4.67cm" draw:transform="skewX (-0.141371669411541) rotate (-0.063355451847394) translate (7.44cm 1.8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6.817cm" svg:height="0.912cm" svg:x="5.845cm" svg:y="1.027cm">
            <draw:text-box>
              <text:p><text:span text:style-name="T1">fMOST template generation</text:span></text:p>
            </draw:text-box>
          </draw:frame>
          <draw:frame draw:style-name="gr9" draw:text-style-name="P3" draw:layer="layout" svg:width="1.205cm" svg:height="0.331cm" draw:transform="skewX (0.0240855436775218) rotate (-0.683645468006179) translate (11.662cm 5.905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205cm" svg:height="0.332cm" draw:transform="skewX (-0.0301941960595018) rotate (0.683645468006179) translate (11.125cm 3.614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212cm" svg:height="0.328cm" draw:transform="skewX (0.0244346095279207) rotate (-0.424115008234623) translate (8.068cm 3.059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219cm" svg:height="0.328cm" svg:x="11.886cm" svg:y="4.247cm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581cm" svg:x="12.82cm" svg:y="6.212cm">
            <draw:image xlink:href="Pictures/1000000100000144000001876B950E47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582cm" svg:x="13.193cm" svg:y="3.717cm">
            <draw:image xlink:href="Pictures/10000001000001440000018613AB2A96.png" xlink:type="simple" xlink:show="embed" xlink:actuate="onLoad" draw:mime-type="image/png">
              <text:p/>
            </draw:image>
          </draw:frame>
          <draw:frame draw:style-name="gr9" draw:text-style-name="P3" draw:layer="layout" svg:width="1.305cm" svg:height="1.581cm" svg:x="12.438cm" svg:y="1.835cm">
            <draw:image xlink:href="Pictures/100000010000013F00000180B055ED44.png" xlink:type="simple" xlink:show="embed" xlink:actuate="onLoad" draw:mime-type="image/png">
              <text:p/>
            </draw:image>
          </draw:frame>
          <draw:frame draw:style-name="gr9" draw:text-style-name="P3" draw:layer="layout" svg:width="1.49cm" svg:height="1.318cm" svg:x="8.864cm" svg:y="4.171cm">
            <draw:image xlink:href="Pictures/100000010000015D00000137043D1CE3.png" xlink:type="simple" xlink:show="embed" xlink:actuate="onLoad" draw:mime-type="image/png">
              <text:p/>
            </draw:image>
          </draw:frame>
          <draw:frame draw:style-name="gr9" draw:text-style-name="P3" draw:layer="layout" svg:width="1.436cm" svg:height="1.319cm" svg:x="9.518cm" svg:y="2.539cm">
            <draw:image xlink:href="Pictures/100000010000015D00000137E957A83F.png" xlink:type="simple" xlink:show="embed" xlink:actuate="onLoad" draw:mime-type="image/png">
              <text:p/>
            </draw:image>
          </draw:frame>
          <draw:frame draw:style-name="gr9" draw:text-style-name="P3" draw:layer="layout" svg:width="1.437cm" svg:height="1.318cm" svg:x="10.367cm" svg:y="4.168cm">
            <draw:image xlink:href="Pictures/100000010000015D0000013785423D14.png" xlink:type="simple" xlink:show="embed" xlink:actuate="onLoad" draw:mime-type="image/png">
              <text:p/>
            </draw:image>
          </draw:frame>
          <draw:frame draw:style-name="gr9" draw:text-style-name="P3" draw:layer="layout" svg:width="1.19cm" svg:height="0.335cm" draw:transform="skewX (-0.0239110107523223) rotate (0.962723615400072) translate (9.244cm 6.697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634cm" svg:x="6.169cm" svg:y="2.187cm">
            <draw:image xlink:href="Pictures/100000010000013C0000018A53B0EEC2.png" xlink:type="simple" xlink:show="embed" xlink:actuate="onLoad" draw:mime-type="image/png">
              <text:p/>
            </draw:image>
          </draw:frame>
          <draw:frame draw:style-name="gr9" draw:text-style-name="P3" draw:layer="layout" svg:width="1.305cm" svg:height="1.581cm" svg:x="5.945cm" svg:y="4.583cm">
            <draw:image xlink:href="Pictures/100000010000013E0000018717466606.png" xlink:type="simple" xlink:show="embed" xlink:actuate="onLoad" draw:mime-type="image/png">
              <text:p/>
            </draw:image>
          </draw:frame>
          <draw:frame draw:style-name="gr9" draw:text-style-name="P3" draw:layer="layout" svg:width="1.212cm" svg:height="0.33cm" draw:transform="skewX (-0.0242600766027212) rotate (0.175929188601028) translate (7.553cm 5.171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304cm" svg:height="1.58cm" svg:x="7.802cm" svg:y="6.296cm">
            <draw:image xlink:href="Pictures/100000010000013F00000180B2DE548E.png" xlink:type="simple" xlink:show="embed" xlink:actuate="onLoad" draw:mime-type="image/png">
              <text:p/>
            </draw:image>
          </draw:frame>
        </draw:g>
        <draw:frame draw:style-name="gr9" draw:text-style-name="P3" xml:id="id1" draw:id="id1" draw:layer="layout" svg:width="3.016cm" svg:height="3.623cm" svg:x="0.923cm" svg:y="1.851cm">
          <draw:image xlink:href="Pictures/10000001000001D800000232A07AD019.png" xlink:type="simple" xlink:show="embed" xlink:actuate="onLoad" draw:mime-type="image/png">
            <text:p/>
          </draw:image>
        </draw:frame>
        <draw:frame draw:style-name="gr10" draw:text-style-name="P6" draw:layer="layout" svg:width="3.59cm" svg:height="0.86cm" svg:x="0.636cm" svg:y="1.019cm">
          <draw:text-box>
            <text:p text:style-name="P5"><text:span text:style-name="T2">Input fMOST</text:span></text:p>
          </draw:text-box>
        </draw:frame>
        <draw:rect draw:style-name="gr11" draw:text-style-name="P7" xml:id="id2" draw:id="id2" draw:layer="layout" svg:width="3.301cm" svg:height="2.085cm" svg:x="0.781cm" svg:y="6.462cm">
          <text:p text:style-name="P5"><text:span text:style-name="T3">N4 bias</text:span></text:p>
          <text:p text:style-name="P5"><text:span text:style-name="T3">correction</text:span></text:p>
        </draw:rect>
        <draw:connector draw:style-name="gr12" draw:text-style-name="P3" draw:layer="layout" draw:type="line" svg:x1="2.431cm" svg:y1="5.474cm" svg:x2="2.431cm" svg:y2="6.462cm" draw:start-shape="id1" draw:start-glue-point="2" draw:end-shape="id2" draw:end-glue-point="0" svg:d="M2431 5474v988" svg:viewBox="0 0 1 989">
          <text:p/>
        </draw:connector>
        <draw:frame draw:style-name="gr13" draw:text-style-name="P3" xml:id="id3" draw:id="id3" draw:layer="layout" svg:width="3.016cm" svg:height="3.623cm" svg:x="0.923cm" svg:y="9.389cm">
          <draw:image xlink:href="Pictures/10000001000001D800000232A07AD019.png" xlink:type="simple" xlink:show="embed" xlink:actuate="onLoad" draw:mime-type="image/png">
            <text:p/>
          </draw:image>
        </draw:frame>
        <draw:connector draw:style-name="gr12" draw:text-style-name="P3" draw:layer="layout" draw:type="line" svg:x1="2.431cm" svg:y1="8.547cm" svg:x2="2.431cm" svg:y2="9.389cm" draw:start-shape="id2" draw:start-glue-point="2" draw:end-shape="id3" draw:end-glue-point="0" svg:d="M2431 8547v842" svg:viewBox="0 0 1 843">
          <text:p/>
        </draw:connector>
        <draw:g draw:style-name="gr2" xml:id="id5" draw:id="id5">
          <draw:custom-shape draw:style-name="gr14" draw:text-style-name="P8" draw:layer="layout" svg:width="9.365cm" svg:height="3.623cm" svg:x="5.531cm" svg:y="9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2.908cm" svg:height="2.631cm" svg:x="5.755cm" svg:y="10.274cm">
            <draw:image xlink:href="Pictures/100000010000015D00000137E957A83F.png" xlink:type="simple" xlink:show="embed" xlink:actuate="onLoad" draw:mime-type="image/png">
              <text:p/>
            </draw:image>
          </draw:frame>
          <draw:frame draw:style-name="gr9" draw:text-style-name="P3" draw:layer="layout" svg:width="2.906cm" svg:height="2.631cm" svg:x="8.736cm" svg:y="10.274cm">
            <draw:image xlink:href="Pictures/100000010000015D00000137043D1CE3.png" xlink:type="simple" xlink:show="embed" xlink:actuate="onLoad" draw:mime-type="image/png">
              <text:p/>
            </draw:image>
          </draw:frame>
          <draw:frame draw:style-name="gr9" draw:text-style-name="P3" draw:layer="layout" svg:width="2.909cm" svg:height="2.63cm" svg:x="11.726cm" svg:y="10.278cm">
            <draw:image xlink:href="Pictures/100000010000015D0000013785423D14.png" xlink:type="simple" xlink:show="embed" xlink:actuate="onLoad" draw:mime-type="image/png">
              <text:p/>
            </draw:image>
          </draw:frame>
          <draw:frame draw:style-name="gr8" draw:text-style-name="P4" draw:layer="layout" svg:width="6.817cm" svg:height="0.912cm" svg:x="5.531cm" svg:y="9.512cm">
            <draw:text-box>
              <text:p><text:span text:style-name="T1">fMOST template</text:span></text:p>
            </draw:text-box>
          </draw:frame>
        </draw:g>
        <draw:connector draw:style-name="gr12" draw:text-style-name="P3" draw:layer="layout" draw:type="line" svg:x1="10.213cm" svg:y1="8.197cm" svg:x2="10.213cm" svg:y2="9.408cm" draw:start-shape="id4" draw:start-glue-point="2" draw:end-shape="id5" draw:end-glue-point="0" svg:d="M10213 8197v1211" svg:viewBox="0 0 1 1212">
          <text:p/>
        </draw:connector>
        <draw:g draw:style-name="gr2">
          <draw:custom-shape draw:style-name="gr15" draw:text-style-name="P8" draw:layer="layout" svg:width="9.365cm" svg:height="6.258cm" svg:x="5.531cm" svg:y="14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6.817cm" svg:height="0.912cm" svg:x="5.531cm" svg:y="15.007cm">
            <draw:text-box>
              <text:p><text:span text:style-name="T1">AllenCCFv3</text:span></text:p>
            </draw:text-box>
          </draw:frame>
          <draw:frame draw:style-name="gr9" draw:text-style-name="P3" draw:layer="layout" svg:width="2.924cm" svg:height="2.635cm" svg:x="5.666cm" svg:y="15.684cm">
            <draw:image xlink:href="Pictures/100000010000015D000001370A5E83D6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8.758cm" svg:y="15.684cm">
            <draw:image xlink:href="Pictures/100000010000015D00000137FF094213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11.85cm" svg:y="15.684cm">
            <draw:image xlink:href="Pictures/100000010000015D000001375202A28A.png" xlink:type="simple" xlink:show="embed" xlink:actuate="onLoad" draw:mime-type="image/png">
              <text:p/>
            </draw:image>
          </draw:frame>
          <draw:frame draw:style-name="gr9" draw:text-style-name="P3" draw:layer="layout" svg:width="2.924cm" svg:height="2.635cm" svg:x="5.666cm" svg:y="18.422cm">
            <draw:image xlink:href="Pictures/100000010000015D00000137D3CA9C2C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8.758cm" svg:y="18.422cm">
            <draw:image xlink:href="Pictures/100000010000015D000001379BAC60DC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6cm" svg:x="11.85cm" svg:y="18.404cm">
            <draw:image xlink:href="Pictures/100000010000015D000001372C0A3948.png" xlink:type="simple" xlink:show="embed" xlink:actuate="onLoad" draw:mime-type="image/png">
              <text:p/>
            </draw:image>
          </draw:frame>
        </draw:g>
        <draw:frame draw:style-name="gr9" draw:text-style-name="P3" draw:layer="layout" svg:width="1.394cm" svg:height="0.389cm" svg:x="4.027cm" svg:y="10.951cm">
          <draw:image xlink:href="Pictures/100000010000005E0000001A11A924BF.png" xlink:type="simple" xlink:show="embed" xlink:actuate="onLoad" draw:mime-type="image/png">
            <text:p/>
          </draw:image>
        </draw:frame>
        <draw:frame draw:style-name="gr16" draw:text-style-name="P3" draw:layer="layout" svg:width="1.718cm" svg:height="0.469cm" draw:transform="rotate (1.5707963267949) translate (9.979cm 14.798cm)">
          <draw:image xlink:href="Pictures/100000010000005E0000001A11A924BF.png" xlink:type="simple" xlink:show="embed" xlink:actuate="onLoad" draw:mime-type="image/png">
            <text:p/>
          </draw:image>
        </draw:frame>
        <draw:frame draw:style-name="gr17" draw:text-style-name="P3" draw:layer="layout" svg:width="1.549cm" svg:height="0.457cm" svg:x="3.931cm" svg:y="10.292cm">
          <draw:image xlink:href="Pictures/10000001000001000000004A38E87E69.png" xlink:type="simple" xlink:show="embed" xlink:actuate="onLoad" draw:mime-type="image/png">
            <text:p/>
          </draw:image>
        </draw:frame>
        <draw:frame draw:style-name="gr16" draw:text-style-name="P3" draw:layer="layout" svg:width="3.064cm" svg:height="0.548cm" svg:x="6.781cm" svg:y="13.696cm">
          <draw:image xlink:href="Pictures/1000000100000174000000422145A1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.875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56:41.364603929</meta:creation-date>
    <dc:date>2024-03-26T10:40:08.812240882</dc:date>
    <meta:editing-duration>PT11H36M31S</meta:editing-duration>
    <meta:editing-cycles>5</meta:editing-cycles>
    <meta:generator>LibreOffice/7.6.4.1$MacOSX_X86_64 LibreOffice_project/e19e193f88cd6c0525a17fb7a176ed8e6a3e2aa1</meta:generator>
    <meta:print-date>2024-03-26T10:37:11.574994611</meta:print-date>
    <meta:printed-by>PDF files</meta:printed-by>
    <meta:document-statistic meta:object-count="49"/>
  </office:meta>
</office:document-meta>
</file>